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65000000631C7F6B90D2AFFF79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1dad" officeooo:paragraph-rsid="0018afa7"/>
    </style:style>
    <style:style style:name="P2" style:family="paragraph" style:parent-style-name="Standard" style:list-style-name="L1">
      <style:paragraph-properties fo:text-align="start" style:justify-single-word="false"/>
      <style:text-properties style:text-position="0% 100%" officeooo:rsid="00297003" officeooo:paragraph-rsid="00297003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97003" officeooo:paragraph-rsid="00297003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rsid="002a438d" officeooo:paragraph-rsid="002d05d8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d05d8" officeooo:paragraph-rsid="002d05d8"/>
    </style:style>
    <style:style style:name="P6" style:family="paragraph" style:parent-style-name="Standard">
      <style:paragraph-properties fo:text-align="start" style:justify-single-word="false"/>
      <style:text-properties style:text-position="0% 100%" officeooo:rsid="002d05d8" officeooo:paragraph-rsid="002d05d8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d2bcc" officeooo:paragraph-rsid="002d2bcc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d2bcc" officeooo:paragraph-rsid="002d05d8"/>
    </style:style>
    <style:style style:name="P9" style:family="paragraph" style:parent-style-name="Standard">
      <style:paragraph-properties fo:text-align="start" style:justify-single-word="false"/>
      <style:text-properties style:text-position="0% 100%" officeooo:rsid="002d2bcc" officeooo:paragraph-rsid="002d2bcc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f283d" officeooo:paragraph-rsid="002f283d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2f283d" officeooo:paragraph-rsid="002f283d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2ffee9" officeooo:paragraph-rsid="002ffee9"/>
    </style:style>
    <style:style style:name="P13" style:family="paragraph" style:parent-style-name="Standard">
      <style:paragraph-properties fo:text-align="center" style:justify-single-word="false"/>
      <style:text-properties officeooo:rsid="00161dad" officeooo:paragraph-rsid="0018afa7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/>
    </style:style>
    <style:style style:name="T3" style:family="text">
      <style:text-properties style:text-position="super 58%" style:font-name="Liberation Serif1" officeooo:rsid="002b542e"/>
    </style:style>
    <style:style style:name="T4" style:family="text">
      <style:text-properties officeooo:rsid="0028b192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b542e"/>
    </style:style>
    <style:style style:name="T7" style:family="text">
      <style:text-properties style:font-name="Liberation Serif1" officeooo:rsid="002d05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3.04" style:data-style-name="N0">3.04</text:variable-set>: Electrostatic <text:span text:style-name="T4">Potential Energy</text:span></text:p>
      <text:p text:style-name="P1"/>
      <text:list xml:id="list1513320361074001108" text:style-name="L1">
        <text:list-item>
          <text:p text:style-name="P2">A positive charge of 4 <text:span text:style-name="T5">µC is 0.5 meters from another positive charge of 6 <text:s/>µC. <text:s/>What is the electrostatic potential energy of this configuration?</text:span></text:p>
        </text:list-item>
      </text:list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list xml:id="list84241853867790" text:continue-numbering="true" text:style-name="L1">
        <text:list-item>
          <text:p text:style-name="P2"><text:span text:style-name="T5">A positive charge of 5 µC is 0.5 meters from a negative charge of -8 <text:s/>µC. <text:s/></text:span></text:p>
          <text:list>
            <text:list-item>
              <text:p text:style-name="P2"><text:span text:style-name="T5">What is the electrostatic potential energy of this configuration?</text:span></text:p>
            </text:list-item>
          </text:list>
        </text:list-item>
      </text:list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list xml:id="list84241873332907" text:continue-numbering="true" text:style-name="L1">
        <text:list-item>
          <text:list>
            <text:list-item>
              <text:p text:style-name="P2"><text:span text:style-name="T5">What is the force the two charges exert on each other?</text:span></text:p>
            </text:list-item>
          </text:list>
        </text:list-item>
      </text:list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list xml:id="list84241840659206" text:continue-numbering="true" text:style-name="L1">
        <text:list-item>
          <text:p text:style-name="P4"><text:span text:style-name="T5">In a hydrogen atom, an electron is located 5.3 x 10</text:span><text:span text:style-name="T2">-11</text:span><text:span text:style-name="T5"> m from a proton. <text:s/></text:span><text:span text:style-name="T6">The mass of an electron is 9.11 x 10</text:span><text:span text:style-name="T3">-31</text:span><text:span text:style-name="T6"> kg, and the charge of an electron is </text:span><text:span text:style-name="T7">-</text:span><text:span text:style-name="T6">1.6 x 10</text:span><text:span text:style-name="T3">-19</text:span><text:span text:style-name="T6"> C. <text:s/></text:span><text:span text:style-name="T7">The charge of the proton is </text:span><text:span text:style-name="T6">1.6 x 10</text:span><text:span text:style-name="T3">-19</text:span><text:span text:style-name="T6"> C. <text:s/></text:span></text:p>
          <text:list>
            <text:list-item>
              <text:p text:style-name="P5"><text:span text:style-name="T5">What is the electrostatic potential energy that the atom has?</text:span></text:p>
            </text:list-item>
          </text:list>
        </text:list-item>
      </text:list>
      <text:p text:style-name="P6"><text:span text:style-name="T5"/></text:p>
      <text:p text:style-name="P8"><text:span text:style-name="T5"/></text:p>
      <text:p text:style-name="P6"><text:span text:style-name="T5"/></text:p>
      <text:p text:style-name="P6"><text:span text:style-name="T5"/></text:p>
      <text:list xml:id="list84240935492305" text:continue-numbering="true" text:style-name="L1">
        <text:list-item>
          <text:list>
            <text:list-item>
              <text:p text:style-name="P5"><text:span text:style-name="T5">How much energy would be needed to completely remove the electron from the atom?</text:span></text:p>
            </text:list-item>
          </text:list>
        </text:list-item>
      </text:list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list xml:id="list84239798857224" text:continue-numbering="true" text:style-name="L1">
        <text:list-item>
          <text:list>
            <text:list-item>
              <text:p text:style-name="P7"><text:span text:style-name="T5">If the energy were supplied in the form of kinetic energy, how fast would the electron need to be moving immediately as it leaves the atom? <text:s/></text:span></text:p>
            </text:list-item>
          </text:list>
        </text:list-item>
      </text:list>
      <text:p text:style-name="P9"><text:span text:style-name="T5"/></text:p>
      <text:p text:style-name="P9"><text:span text:style-name="T5"/></text:p>
      <text:p text:style-name="P9"><text:span text:style-name="T5"/></text:p>
      <text:list xml:id="list84241000089517" text:continue-numbering="true" text:style-name="L1">
        <text:list-item>
          <text:p text:style-name="P10"><text:soft-page-break/><text:span text:style-name="T5">During a nuclear fission experiment, the nucleus of an atom splits in half, into two nuclei, each containing 19 protons. <text:s/>The nuclei are located 3 x 10</text:span><text:span text:style-name="T2">-14 </text:span><text:span text:style-name="T5">meters from each other. <text:s/></text:span></text:p>
          <text:list>
            <text:list-item>
              <text:p text:style-name="P10"><text:span text:style-name="T5">What is the force the two nuclei put on each other? <text:s/>Is it attractive or repulsive? <text:s/></text:span></text:p>
            </text:list-item>
          </text:list>
        </text:list-item>
      </text:list>
      <text:p text:style-name="P11"><text:span text:style-name="T5"/></text:p>
      <text:p text:style-name="P11"><text:span text:style-name="T5"/></text:p>
      <text:p text:style-name="P11"><text:span text:style-name="T5"/></text:p>
      <text:list xml:id="list84241708232354" text:continue-numbering="true" text:style-name="L1">
        <text:list-item>
          <text:list>
            <text:list-item>
              <text:p text:style-name="P10"><text:span text:style-name="T5">What is the electrostatic potential energy of the system?</text:span></text:p>
            </text:list-item>
          </text:list>
        </text:list-item>
      </text:list>
      <text:p text:style-name="P11"><text:span text:style-name="T5"/></text:p>
      <text:p text:style-name="P11"><text:span text:style-name="T5"/></text:p>
      <text:p text:style-name="P11"><text:span text:style-name="T5"/></text:p>
      <text:list xml:id="list84239909277764" text:continue-numbering="true" text:style-name="L1">
        <text:list-item>
          <text:list>
            <text:list-item>
              <text:p text:style-name="P10"><text:span text:style-name="T5">The nuclei then begin to move due to the electrostatic force they put on each other. <text:s/>Does their electrostatic potential energy increase, decrease, or stay the same? <text:s/>Justify your answer. <text:s/></text:span></text:p>
            </text:list-item>
          </text:list>
        </text:list-item>
      </text:list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p text:style-name="P11"><text:span text:style-name="T5"/></text:p>
      <text:list xml:id="list84241325511758" text:continue-numbering="true" text:style-name="L1">
        <text:list-item>
          <text:list>
            <text:list-item>
              <text:p text:style-name="P12"><text:span text:style-name="T5">The Law of Conservation of Energy states that energy is neither created nor destroyed. <text:s/>Explain how your above explanation consistent with this law. <text:s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65000000631C7F6B90D2AFFF79.png" xlink:type="simple" xlink:show="embed" xlink:actuate="onLoad"/></draw:frame> <text:s text:c="20"/>Name:<text:tab/><text:tab/><text:date style:data-style-name="N37" text:date-value="2020-08-24T08:42:39.733075951" text:date-adjust="PT24H00M00S">08/25/20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3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07:53:32.681533525</meta:creation-date>
    <meta:editing-duration>PT48M22S</meta:editing-duration>
    <meta:editing-cycles>21</meta:editing-cycles>
    <meta:generator>LibreOffice/5.2.7.2$Linux_X86_64 LibreOffice_project/20$Build-2</meta:generator>
    <dc:date>2020-08-24T08:42:39.662002612</dc:date>
    <meta:print-date>2018-08-28T08:05:31.780512782</meta:print-date>
    <meta:document-statistic meta:table-count="0" meta:image-count="2" meta:object-count="0" meta:page-count="2" meta:paragraph-count="16" meta:word-count="292" meta:character-count="1648" meta:non-whitespace-character-count="1327"/>
  </office:meta>
</office:document-meta>
</file>